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Standard">
      <style:text-properties style:text-underline-style="solid" style:text-underline-width="auto" style:text-underline-color="font-color" fo:font-weight="bold" officeooo:rsid="0005c46e" officeooo:paragraph-rsid="0005c46e" style:font-weight-asian="bold" style:font-weight-complex="bold"/>
    </style:style>
    <style:style style:name="P2" style:family="paragraph" style:parent-style-name="Text_20_body" style:list-style-name="L1"/>
    <style:style style:name="P3" style:family="paragraph" style:parent-style-name="Text_20_body" style:list-style-name="L1">
      <style:text-properties style:text-underline-style="none" fo:font-weight="normal" officeooo:rsid="0005c46e" officeooo:paragraph-rsid="0005c46e"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Different Personality Types and how they would behave in 16 different emotional states: </text:p>
      <text:p text:style-name="P1"/>
      <text:list xml:id="list3781741118" text:style-name="L1">
        <text:list-item>
          <text:p text:style-name="P2">ISFJ (Introverted, Sensing, Feeling, Judging) - kind, compassionate, and dependable.</text:p>
        </text:list-item>
      </text:list>
      <table:table table:name="Table1" table:style-name="Table1">
        <table:table-column table:style-name="Table1.A"/>
        <table:table-row>
          <table:table-cell table:style-name="Table1.A1" office:value-type="string">
            <text:p text:style-name="Text_20_body">Angry: The ISTJ's attention to detail can sometimes make them frustrated when others don't take things as seriously as they do. They may become angry when their plans or routines are disrupted, and they may struggle to adapt to new situations.</text:p>
            <text:p text:style-name="Text_20_body">Very Angry: When pushed too far, an ISTJ can become very angry and may express their frustration in a cold, logical manner. They may become critical and unyielding, and their stubbornness may cause them to clash with others.</text:p>
            <text:p text:style-name="Text_20_body">Patient: ISTJs are known for their patience, especially when it comes to tasks or responsibilities that they see as important. They are willing to put in the time and effort to get things done right, even if it takes longer than expected.</text:p>
            <text:p text:style-name="Text_20_body">Very Patient: When they are committed to a project or goal, ISTJs can be extremely patient, persevering through setbacks and obstacles. They may be willing to put in long hours and go above and beyond what is expected of them to ensure that things are done correctly.</text:p>
            <text:p text:style-name="Text_20_body">Sad: ISTJs can become sad when their plans or expectations are not met. They may have a hard time dealing with change, especially if it was not something they had prepared for. They may withdraw and become introspective, trying to figure out what went wrong and how they can avoid similar situations in the future.</text:p>
            <text:p text:style-name="Text_20_body">Very Sad: When faced with significant loss or disappointment, an ISTJ may struggle to cope. They may become overly critical of themselves and others, and they may struggle to see a way forward.</text:p>
            <text:p text:style-name="Text_20_body">Happy: ISTJs may not show their happiness as outwardly as some other personality types, but they can still experience a sense of satisfaction and contentment when they complete a task or achieve a goal. They may take pride in their work and feel a sense of accomplishment when they see the results of their efforts.</text:p>
            <text:p text:style-name="Text_20_body">Very Happy: When an ISTJ accomplishes something significant, they may feel a great sense of joy and happiness. They may celebrate their success and take the time to appreciate what they have accomplished.</text:p>
            <text:p text:style-name="Text_20_body">Burned out: ISTJs can become burned out when they take on too many responsibilities or when they feel like they are not making progress towards their goals. They may become exhausted and disengaged, feeling like they are stuck in a rut.</text:p>
            <text:p text:style-name="Text_20_body">Very Burned out: When an ISTJ is extremely burned out, they may become withdrawn and uncommunicative. They may struggle to find the motivation to do anything and may feel like they are in a deep rut that they can't get out of.</text:p>
            <text:p text:style-name="Text_20_body">Ambitious: ISTJs can be highly ambitious when it comes to achieving their goals. They may set high standards for themselves and work tirelessly to meet them. They may have a clear vision of what they want to accomplish and be willing to do whatever it takes to get there.</text:p>
            <text:p text:style-name="Text_20_body">Very Ambitious: When an ISTJ is very ambitious, they may be driven to succeed at all costs. They may be willing to make sacrifices and take risks to achieve their goals, even if it means putting their personal relationships or well-being on the line.</text:p>
            <text:p text:style-name="Text_20_body"><text:soft-page-break/>In Love: ISTJs may struggle to express their emotions, but when they are in love, they can be extremely loyal and committed partners. They may show their love through actions rather than words, taking care of their partner and making sure their needs are met.</text:p>
            <text:p text:style-name="Text_20_body">Much in Love: When an ISTJ is deeply in love, they may become more expressive and affectionate than usual. They may go out of their way to do things for their partner and may become more open about their feelings.</text:p>
            <text:p text:style-name="Text_20_body">Hate-filled: The ISTJ may become extremely critical and judgmental when consumed with hatred towards someone or something. They may fixate on every little detail that they dislike and may have a hard time letting go of the negative emotions. They may become closed off to new ideas and experiences, and may refuse to deviate from their set ways of doing things.</text:p>
            <text:p text:style-name="Text_20_body">Very hate-filled: When consumed with extreme hatred, the ISTJ may become completely rigid in their beliefs and actions. They may become obsessed with the object of their hatred, constantly analyzing and scrutinizing every detail. They may have difficulty trusting others and may become paranoid that others are out to get them. In some cases, they may even become vengeful and seek retribution against those they hate.</text:p>
          </table:table-cell>
        </table:table-row>
      </table:table>
      <text:list xml:id="list165925480739504" text:continue-numbering="true" text:style-name="L1">
        <text:list-header>
          <text:p text:style-name="P2"/>
        </text:list-header>
        <text:list-item>
          <text:p text:style-name="P3">ISTJ (Introverted, Sensing, Thinking, Judging) - detail-oriented, practical, and responsible.</text:p>
        </text:list-item>
        <text:list-item>
          <text:p text:style-name="P2">INFJ (Introverted, Intuitive, Feeling, Judging) - empathetic, idealistic, and insightful.</text:p>
        </text:list-item>
        <text:list-item>
          <text:p text:style-name="P2">INTJ (Introverted, Intuitive, Thinking, Judging) - strategic, independent, and analytical.</text:p>
        </text:list-item>
        <text:list-item>
          <text:p text:style-name="P2">ISTP (Introverted, Sensing, Thinking, Perceiving) - logical, adaptable, and hands-on.</text:p>
        </text:list-item>
        <text:list-item>
          <text:p text:style-name="P2">ISFP (Introverted, Sensing, Feeling, Perceiving) - artistic, sensitive, and free-spirited.</text:p>
        </text:list-item>
        <text:list-item>
          <text:p text:style-name="P2">INFP (Introverted, Intuitive, Feeling, Perceiving) - creative, empathetic, and individualistic.</text:p>
        </text:list-item>
        <text:list-item>
          <text:p text:style-name="P2">INTP (Introverted, Intuitive, Thinking, Perceiving) - intellectual, curious, and independent.</text:p>
        </text:list-item>
        <text:list-item>
          <text:p text:style-name="P2">ESTJ (Extraverted, Sensing, Thinking, Judging) - organized, efficient, and practical.</text:p>
        </text:list-item>
        <text:list-item>
          <text:p text:style-name="P2">ESFJ (Extraverted, Sensing, Feeling, Judging) - friendly, caring, and conscientious.</text:p>
        </text:list-item>
        <text:list-item>
          <text:p text:style-name="P2">ENFJ (Extraverted, Intuitive, Feeling, Judging) - charismatic, empathetic, and inspiring.</text:p>
        </text:list-item>
        <text:list-item>
          <text:p text:style-name="P2">ENTJ (Extraverted, Intuitive, Thinking, Judging) - confident, assertive, and strategic.</text:p>
        </text:list-item>
        <text:list-item>
          <text:p text:style-name="P2">ESTP (Extraverted, Sensing, Thinking, Perceiving) - bold, adventurous, and resourceful.</text:p>
        </text:list-item>
        <text:list-item>
          <text:p text:style-name="P2">ESFP (Extraverted, Sensing, Feeling, Perceiving) - fun-loving, spontaneous, and social.</text:p>
        </text:list-item>
        <text:list-item>
          <text:p text:style-name="P2">ENFP (Extraverted, Intuitive, Feeling, Perceiving) - enthusiastic, imaginative, and optimistic.</text:p>
        </text:list-item>
        <text:list-item>
          <text:p text:style-name="P2">ENTP (Extraverted, Intuitive, Thinking, Perceiving) - witty, curious, and argumentative.</text:p>
        </text:list-item>
        <text:list-item>
          <text:p text:style-name="P2">Guardian - dependable, responsible, and dutiful.</text:p>
        </text:list-item>
        <text:list-item>
          <text:p text:style-name="P2">Idealist - empathetic, sensitive, and caring.</text:p>
        </text:list-item>
        <text:list-item>
          <text:p text:style-name="P2">Artisan - spontaneous, creative, and resourceful.</text:p>
        </text:list-item>
        <text:list-item>
          <text:p text:style-name="P2"><text:soft-page-break/>Rational - analytical, strategic, and independent.</text:p>
        </text:list-item>
        <text:list-item>
          <text:p text:style-name="P2">Assertive - confident, determined, and self-assured.</text:p>
        </text:list-item>
        <text:list-item>
          <text:p text:style-name="P2">Turbulent - emotional, reactive, and sensitive.</text:p>
        </text:list-item>
        <text:list-item>
          <text:p text:style-name="P2">Introverted - reflective, reserved, and contemplative.</text:p>
        </text:list-item>
        <text:list-item>
          <text:p text:style-name="P2">Extraverted - outgoing, sociable, and energized by social interaction.</text:p>
        </text:list-item>
        <text:list-item>
          <text:p text:style-name="P2">Ambiverted - comfortable in both introverted and extraverted situations.</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6:55:19.934309620</meta:creation-date>
    <dc:date>2023-03-05T16:59:24.461599588</dc:date>
    <meta:editing-duration>PT4M5S</meta:editing-duration>
    <meta:editing-cycles>1</meta:editing-cycles>
    <meta:document-statistic meta:table-count="1" meta:image-count="0" meta:object-count="0" meta:page-count="3" meta:paragraph-count="42" meta:word-count="991" meta:character-count="6297" meta:non-whitespace-character-count="5372"/>
    <meta:generator>LibreOffice/7.3.7.2$Linux_X86_64 LibreOffice_project/30$Build-2</meta:generator>
  </office:meta>
</office:document-meta>
</file>